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1" svg:font-family="Monospace" style:font-family-generic="roman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cf317"/>
    </style:style>
    <style:style style:name="P2" style:family="paragraph" style:parent-style-name="Standard">
      <style:text-properties officeooo:paragraph-rsid="00119b73"/>
    </style:style>
    <style:style style:name="P3" style:family="paragraph" style:parent-style-name="Standard">
      <style:text-properties officeooo:paragraph-rsid="0012d390"/>
    </style:style>
    <style:style style:name="P4" style:family="paragraph" style:parent-style-name="Standard">
      <style:text-properties officeooo:paragraph-rsid="00131acd"/>
    </style:style>
    <style:style style:name="P5" style:family="paragraph" style:parent-style-name="Standard">
      <style:text-properties officeooo:paragraph-rsid="0014cef5"/>
    </style:style>
    <style:style style:name="P6" style:family="paragraph" style:parent-style-name="Standard">
      <style:text-properties officeooo:paragraph-rsid="00181cee"/>
    </style:style>
    <style:style style:name="P7" style:family="paragraph" style:parent-style-name="Standard">
      <style:text-properties officeooo:paragraph-rsid="00187a6d"/>
    </style:style>
    <style:style style:name="P8" style:family="paragraph" style:parent-style-name="Standard">
      <style:text-properties officeooo:paragraph-rsid="0019b772"/>
    </style:style>
    <style:style style:name="P9" style:family="paragraph" style:parent-style-name="Standard">
      <style:text-properties officeooo:paragraph-rsid="001a9f24"/>
    </style:style>
    <style:style style:name="P10" style:family="paragraph" style:parent-style-name="Standard">
      <style:text-properties officeooo:paragraph-rsid="001c19fd"/>
    </style:style>
    <style:style style:name="P11" style:family="paragraph" style:parent-style-name="Standard">
      <style:text-properties officeooo:paragraph-rsid="001c9536"/>
    </style:style>
    <style:style style:name="P12" style:family="paragraph" style:parent-style-name="Standard">
      <style:text-properties officeooo:paragraph-rsid="0021d2c5"/>
    </style:style>
    <style:style style:name="P13" style:family="paragraph" style:parent-style-name="Standard">
      <style:text-properties officeooo:paragraph-rsid="00306261"/>
    </style:style>
    <style:style style:name="P14" style:family="paragraph" style:parent-style-name="Standard">
      <style:text-properties officeooo:paragraph-rsid="003362a1"/>
    </style:style>
    <style:style style:name="P15" style:family="paragraph" style:parent-style-name="Standard">
      <style:text-properties fo:font-weight="bold" officeooo:paragraph-rsid="00344120" style:font-weight-asian="bold" style:font-weight-complex="bold"/>
    </style:style>
    <style:style style:name="P16" style:family="paragraph" style:parent-style-name="Standard">
      <style:text-properties fo:font-weight="bold" officeooo:paragraph-rsid="003516f2" style:font-weight-asian="bold" style:font-weight-complex="bold"/>
    </style:style>
    <style:style style:name="P17" style:family="paragraph" style:parent-style-name="Standard">
      <style:text-properties fo:font-weight="normal" officeooo:paragraph-rsid="0036a6c3" style:font-weight-asian="normal" style:font-weight-complex="normal"/>
    </style:style>
    <style:style style:name="P18" style:family="paragraph" style:parent-style-name="Standard" style:master-page-name="Standard">
      <style:paragraph-properties style:page-number="auto"/>
      <style:text-properties fo:font-weight="bold" officeooo:paragraph-rsid="003516f2" style:font-weight-asian="bold" style:font-weight-complex="bold"/>
    </style:style>
    <style:style style:name="T1" style:family="text">
      <style:text-properties officeooo:rsid="000cf317"/>
    </style:style>
    <style:style style:name="T2" style:family="text">
      <style:text-properties officeooo:rsid="000e72c4"/>
    </style:style>
    <style:style style:name="T3" style:family="text">
      <style:text-properties officeooo:rsid="001040a4"/>
    </style:style>
    <style:style style:name="T4" style:family="text">
      <style:text-properties officeooo:rsid="00119b73"/>
    </style:style>
    <style:style style:name="T5" style:family="text">
      <style:text-properties officeooo:rsid="0012d390"/>
    </style:style>
    <style:style style:name="T6" style:family="text">
      <style:text-properties officeooo:rsid="00131acd"/>
    </style:style>
    <style:style style:name="T7" style:family="text">
      <style:text-properties officeooo:rsid="0014cef5"/>
    </style:style>
    <style:style style:name="T8" style:family="text">
      <style:text-properties officeooo:rsid="001695df"/>
    </style:style>
    <style:style style:name="T9" style:family="text">
      <style:text-properties officeooo:rsid="00180355"/>
    </style:style>
    <style:style style:name="T10" style:family="text">
      <style:text-properties officeooo:rsid="00181cee"/>
    </style:style>
    <style:style style:name="T11" style:family="text">
      <style:text-properties officeooo:rsid="00187a6d"/>
    </style:style>
    <style:style style:name="T12" style:family="text">
      <style:text-properties officeooo:rsid="0019b772"/>
    </style:style>
    <style:style style:name="T13" style:family="text">
      <style:text-properties officeooo:rsid="001a9f24"/>
    </style:style>
    <style:style style:name="T14" style:family="text">
      <style:text-properties officeooo:rsid="001c19fd"/>
    </style:style>
    <style:style style:name="T15" style:family="text">
      <style:text-properties officeooo:rsid="001c9536"/>
    </style:style>
    <style:style style:name="T16" style:family="text">
      <style:text-properties officeooo:rsid="001f078a"/>
    </style:style>
    <style:style style:name="T17" style:family="text">
      <style:text-properties officeooo:rsid="0021d2c5"/>
    </style:style>
    <style:style style:name="T18" style:family="text">
      <style:text-properties officeooo:rsid="00224f83"/>
    </style:style>
    <style:style style:name="T19" style:family="text">
      <style:text-properties officeooo:rsid="00242fbf"/>
    </style:style>
    <style:style style:name="T20" style:family="text">
      <style:text-properties officeooo:rsid="002465bf"/>
    </style:style>
    <style:style style:name="T21" style:family="text">
      <style:text-properties officeooo:rsid="0024b7fe"/>
    </style:style>
    <style:style style:name="T22" style:family="text">
      <style:text-properties officeooo:rsid="0025926e"/>
    </style:style>
    <style:style style:name="T23" style:family="text">
      <style:text-properties officeooo:rsid="002776ca"/>
    </style:style>
    <style:style style:name="T24" style:family="text">
      <style:text-properties officeooo:rsid="002ad507"/>
    </style:style>
    <style:style style:name="T25" style:family="text">
      <style:text-properties officeooo:rsid="002cb032"/>
    </style:style>
    <style:style style:name="T26" style:family="text">
      <style:text-properties officeooo:rsid="002df855"/>
    </style:style>
    <style:style style:name="T27" style:family="text">
      <style:text-properties officeooo:rsid="002fd29e"/>
    </style:style>
    <style:style style:name="T28" style:family="text">
      <style:text-properties officeooo:rsid="00306261"/>
    </style:style>
    <style:style style:name="T29" style:family="text">
      <style:text-properties officeooo:rsid="003362a1"/>
    </style:style>
    <style:style style:name="T30" style:family="text">
      <style:text-properties officeooo:rsid="00344120"/>
    </style:style>
    <style:style style:name="T31" style:family="text">
      <style:text-properties officeooo:rsid="003516f2"/>
    </style:style>
    <style:style style:name="T32" style:family="text">
      <style:text-properties officeooo:rsid="0036a6c3"/>
    </style:style>
    <style:style style:name="T33" style:family="text">
      <style:text-properties fo:font-weight="normal" officeooo:rsid="003516f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31">Instruction Set</text:span></text:p>
      <text:p text:style-name="P16"><text:span text:style-name="T31"/></text:p>
      <text:p text:style-name="P17"><text:span text:style-name="T32">An instruction set is made up of a instruction list of 8 byte instructions and a constant region which contains all of the constant values used within the instruction list.</text:span></text:p>
      <text:p text:style-name="P15"><text:span text:style-name="T30"/></text:p>
      <text:p text:style-name="P15"><text:span text:style-name="T30">Instruction List</text:span></text:p>
      <text:p text:style-name="P1"><text:span text:style-name="T1"/></text:p>
      <text:p text:style-name="P1"><text:span text:style-name="T1">Load</text:span><text:span text:style-name="T3">Constant</text:span><text:span text:style-name="T1">(ConstantIndex : </text:span><text:span text:style-name="T26">Constant Location ( 4 bytes)</text:span><text:span text:style-name="T1">, </text:span><text:span text:style-name="T2">Destination : </text:span><text:span text:style-name="T26">Register ( 1 byte)</text:span><text:span text:style-name="T2">) – Load a constant from the constants list and place it in the specified register.</text:span></text:p>
      <text:p text:style-name="P1"><text:span text:style-name="T2"/></text:p>
      <text:p text:style-name="P1"><text:span text:style-name="T1">Move (from : </text:span><text:span text:style-name="T27">Register(1 byte) </text:span><text:span text:style-name="T1">, <text:s/>to </text:span><text:span text:style-name="T27">Register ( 1 byte )</text:span><text:span text:style-name="T1">) – Copy whatever is at the from register to the to register.</text:span></text:p>
      <text:p text:style-name="P1"><text:span text:style-name="T1"/></text:p>
      <text:p text:style-name="P2"><text:span text:style-name="T4">Jump</text:span><text:span text:style-name="T28">Direct</text:span><text:span text:style-name="T4">(</text:span><text:span text:style-name="T28">Where : 4 bytes) – Jump to the specified instruction.</text:span></text:p>
      <text:p text:style-name="P2"><text:span text:style-name="T28"/></text:p>
      <text:p text:style-name="P13"><text:span text:style-name="T28">JumpIndrect(Register : 1 byte) – Jump to the location specified by the register.</text:span></text:p>
      <text:p text:style-name="P2"><text:span text:style-name="T4"/></text:p>
      <text:p text:style-name="P14"><text:span text:style-name="T4">Add(left : </text:span><text:span text:style-name="T29">Register ( 1 byte )</text:span><text:span text:style-name="T4">, right <text:s/>: </text:span><text:span text:style-name="T29">Register ( 1 byte ) </text:span><text:span text:style-name="T4">, dest <text:s/>: </text:span><text:span text:style-name="T29">Register ( 1 byte )</text:span><text:span text:style-name="T4">) – Place the addition of the left and right registers in the destination register</text:span></text:p>
      <text:p text:style-name="P3"><text:span text:style-name="T5"/></text:p>
      <text:p text:style-name="P14"><text:span text:style-name="T5">Sub</text:span><text:span text:style-name="T6">tract</text:span><text:span text:style-name="T5">(left </text:span><text:span text:style-name="T4"><text:s/>: </text:span><text:span text:style-name="T29">Register ( 1 byte )</text:span><text:span text:style-name="T5">, right </text:span><text:span text:style-name="T4"><text:s/>: </text:span><text:span text:style-name="T29">Register ( 1 byte )</text:span><text:span text:style-name="T5">, dest </text:span><text:span text:style-name="T4"><text:s/>: </text:span><text:span text:style-name="T29">Register ( 1 byte )</text:span><text:span text:style-name="T5">) – Place the subtraction of the right register from the left register in the destination register</text:span></text:p>
      <text:p text:style-name="P4"><text:span text:style-name="T6"/></text:p>
      <text:p text:style-name="P14"><text:span text:style-name="T6">Multiply(left </text:span><text:span text:style-name="T4"><text:s/>: </text:span><text:span text:style-name="T29">Register ( 1 byte )</text:span><text:span text:style-name="T6">, right </text:span><text:span text:style-name="T4"><text:s/>: </text:span><text:span text:style-name="T29">Register ( 1 byte )</text:span><text:span text:style-name="T6">, dest </text:span><text:span text:style-name="T4"><text:s/>: </text:span><text:span text:style-name="T29">Register ( 1 byte )</text:span><text:span text:style-name="T6">) – Multiply the left register value by the right register value and place it in the dest register</text:span></text:p>
      <text:p text:style-name="P4"><text:span text:style-name="T6"/></text:p>
      <text:p text:style-name="P14"><text:span text:style-name="T6">Divide(left </text:span><text:span text:style-name="T4"><text:s/>: </text:span><text:span text:style-name="T29">Register ( 1 byte )</text:span><text:span text:style-name="T6">, right </text:span><text:span text:style-name="T4"><text:s/>: </text:span><text:span text:style-name="T29">Register ( 1 byte )</text:span><text:span text:style-name="T6">, dest </text:span><text:span text:style-name="T4"><text:s/>: </text:span><text:span text:style-name="T29">Register ( 1 byte )</text:span><text:span text:style-name="T6">) – Divide the left register by the right register and place it in the destination register</text:span></text:p>
      <text:p text:style-name="P4"><text:span text:style-name="T6"/></text:p>
      <text:p text:style-name="P14"><text:span text:style-name="T7">Equals(left </text:span><text:span text:style-name="T4"><text:s/>: </text:span><text:span text:style-name="T29">Register ( 1 byte )</text:span><text:span text:style-name="T7">, right </text:span><text:span text:style-name="T4"><text:s/>: </text:span><text:span text:style-name="T29">Register ( 1 byte )</text:span><text:span text:style-name="T7">) – Test whether the left register is equal to the right register. If it is then execute the next instruction </text:span><text:span text:style-name="T9">otherwise skip an instruction</text:span><text:span text:style-name="T7">.</text:span></text:p>
      <text:p text:style-name="P5"><text:span text:style-name="T7"/></text:p>
      <text:p text:style-name="P14"><text:span text:style-name="T8">EqualsZero(register </text:span><text:span text:style-name="T4"><text:s/>: </text:span><text:span text:style-name="T29">Register ( 1 byte )</text:span><text:span text:style-name="T8">) – Test whether the specified register equals zero. </text:span><text:span text:style-name="T9">If it is then execute the next instruction else skip an instruction.</text:span></text:p>
      <text:p text:style-name="P1"><text:span text:style-name="T1"/></text:p>
      <text:p text:style-name="P14"><text:span text:style-name="T10">LessThan(left </text:span><text:span text:style-name="T4"><text:s/>: </text:span><text:span text:style-name="T29">Register ( 1 byte )</text:span><text:span text:style-name="T10">, right </text:span><text:span text:style-name="T4"><text:s/>: </text:span><text:span text:style-name="T29">Register ( 1 byte )</text:span><text:span text:style-name="T10">) – Test whether the left register is less than the right register. If it is then execute the next instruction otherwise skip an instruction.</text:span></text:p>
      <text:p text:style-name="P6"><text:span text:style-name="T11"/></text:p>
      <text:p text:style-name="P14"><text:span text:style-name="T11">LessThanOrEqual(left </text:span><text:span text:style-name="T4"><text:s/>: </text:span><text:span text:style-name="T29">Register ( 1 byte )</text:span><text:span text:style-name="T11">, right </text:span><text:span text:style-name="T4"><text:s/>: </text:span><text:span text:style-name="T29">Register ( 1 byte )</text:span><text:span text:style-name="T11">) – Test whether the left register is less than or equal to the right register. If it is then execute the next instruction otherwise skip an instruction.</text:span></text:p>
      <text:p text:style-name="P7"><text:span text:style-name="T11"/></text:p>
      <text:p text:style-name="P8"><text:span text:style-name="T12">NewArray(</text:span><text:span text:style-name="T21">Length : Register ( 1 byte), Destination : Register ( 1 byte), TypeConstant : Constant location ( 4 bytes))</text:span><text:span text:style-name="T22"> – Create a new array of the specified length and type and place a reference to it in the Destination register.</text:span></text:p>
      <text:p text:style-name="P8"><text:span text:style-name="T12"/></text:p>
      <text:p text:style-name="P8"><text:span text:style-name="T12">ArraySet(ArrayReg : </text:span><text:span text:style-name="T23">Register ( 1 byte ) </text:span><text:span text:style-name="T12">, IndexReg </text:span><text:span text:style-name="T23">: Register ( 1 byte )</text:span><text:span text:style-name="T12">, ValueReg : </text:span><text:span text:style-name="T23">Register ( 1 byte)</text:span><text:span text:style-name="T12">) – </text:span><text:span text:style-name="T23">Set the value of the array at the specified index to be the value of the specified value register.</text:span></text:p>
      <text:p text:style-name="P8"><text:span text:style-name="T23"/></text:p>
      <text:p text:style-name="P8"><text:span text:style-name="T12">ArrayGet(ArrayReg : </text:span><text:span text:style-name="T25">Register ( 1 byte)</text:span><text:span text:style-name="T12">, IndexReg : </text:span><text:span text:style-name="T25">Register ( 1 byte )</text:span><text:span text:style-name="T12">, DestReg : </text:span><text:span text:style-name="T25">Register ( 1 byte )</text:span><text:span text:style-name="T12">) </text:span><text:span text:style-name="T13">- </text:span><text:span text:style-name="T25">Set value of the DestRegister to be the value of the array at the specified index</text:span></text:p>
      <text:p text:style-name="P8"><text:soft-page-break/><text:span text:style-name="T13"/></text:p>
      <text:p text:style-name="P9"><text:span text:style-name="T13">ArrayLength(ArrayReg : </text:span><text:span text:style-name="T24">Register ( 1 byte )</text:span><text:span text:style-name="T13">, Dest : </text:span><text:span text:style-name="T24">Register ( 1 byte) </text:span><text:span text:style-name="T13">) – </text:span><text:span text:style-name="T24">Place the length of the array at ArrayReg into Dest </text:span></text:p>
      <text:p text:style-name="P9"><text:span text:style-name="T13"/></text:p>
      <text:p text:style-name="P9"><text:span text:style-name="T13">PushRegisters(Start : </text:span><text:span text:style-name="T18">Register ( 1 byte ) </text:span><text:span text:style-name="T13">, N : </text:span><text:span text:style-name="T19">1 Byte</text:span><text:span text:style-name="T13">) – </text:span><text:span text:style-name="T19">Push N registers to the stack starting from the start register.</text:span></text:p>
      <text:p text:style-name="P9"><text:span text:style-name="T19"/></text:p>
      <text:p text:style-name="P9"><text:span text:style-name="T13">PopRegisters(Start : </text:span><text:span text:style-name="T19">Register ( 1 byte )</text:span><text:span text:style-name="T13">, </text:span><text:span text:style-name="T19">N : 1 Byte</text:span><text:span text:style-name="T13">) –</text:span><text:span text:style-name="T14"> </text:span><text:span text:style-name="T19">Pop N registers starting from the Start + Nth register and ending with the Start register ( The reverse order is so that push $0 10 pop $0 10 are complimentary)</text:span></text:p>
      <text:p text:style-name="P9"><text:span text:style-name="T14"/></text:p>
      <text:p text:style-name="P10"><text:span text:style-name="T14">PopNil() – </text:span><text:span text:style-name="T19">Pop a register from the stack and dis</text:span><text:span text:style-name="T20">c</text:span><text:span text:style-name="T19">ard it.</text:span></text:p>
      <text:p text:style-name="P10"><text:span text:style-name="T14"/></text:p>
      <text:p text:style-name="P11"><text:span text:style-name="T15">CallFunction</text:span><text:span text:style-name="T17">Constant</text:span><text:span text:style-name="T15">(</text:span><text:span text:style-name="T17">Constant : Int ( 4 bytes ) ) – Call a function given a function name in the constant area</text:span></text:p>
      <text:p text:style-name="P11"><text:span text:style-name="T17"/></text:p>
      <text:p text:style-name="P12"><text:span text:style-name="T17">CallFunction(Fn : Register ( 1 byte) ) - Call a function with the name of the string that Fn is a reference to</text:span></text:p>
      <text:p text:style-name="P11"><text:span text:style-name="T15"/></text:p>
      <text:p text:style-name="P11"><text:span text:style-name="T15">Return </text:span><text:span text:style-name="T1"><text:s/></text:span><text:span text:style-name="T16">- Returns to the previous function and sets the program counter to the instruction after the function call. If there is no function to return to then the VM-&gt;execute function will retur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1" svg:font-family="Monospace" style:font-family-generic="roman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ke Loring</meta:initial-creator>
    <meta:creation-date>2013-11-10T15:36:29</meta:creation-date>
    <meta:generator>LibreOffice/4.0.4.2$Linux_X86_64 LibreOffice_project/400m0$Build-2</meta:generator>
    <dc:date>2013-11-10T18:41:33</dc:date>
    <dc:creator>Blake Loring</dc:creator>
    <meta:editing-duration>PT2H57M17S</meta:editing-duration>
    <meta:editing-cycles>41</meta:editing-cycles>
    <meta:document-statistic meta:table-count="0" meta:image-count="0" meta:object-count="0" meta:page-count="2" meta:paragraph-count="25" meta:word-count="680" meta:character-count="3730" meta:non-whitespace-character-count="3035"/>
  </office:meta>
</office:document-meta>
</file>